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128, LeakyR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</table:table>
      <table:table table:name="ABCFG" table:style-name="ta1">
        <table:table-column table:style-name="co1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28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28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56, selu</text:p>
          </table:table-cell>
          <table:table-cell table:number-columns-repeated="3" office:value-type="string" calcext:value-type="string">
            <text:p>256, LeakyReLU</text:p>
          </table:table-cell>
        </table:table-row>
      </table:table>
      <table:table table:name="ABCEFGH" table:style-name="ta1"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28, selu</text:p>
          </table:table-cell>
          <table:table-cell office:value-type="string" calcext:value-type="string">
            <text:p>128, LeakyR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56, selu</text:p>
          </table:table-cell>
          <table:table-cell office:value-type="string" calcext:value-type="string">
            <text:p>256, relu</text:p>
          </table:table-cell>
          <table:table-cell office:value-type="string" calcext:value-type="string">
            <text:p>256, selu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128, LeakyR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256, LeakyReLU</text:p>
          </table:table-cell>
          <table:table-cell office:value-type="string" calcext:value-type="string">
            <text:p>128, LeakyReLU</text:p>
          </table:table-cell>
          <table:table-cell office:value-type="string" calcext:value-type="string">
            <text:p>64, LeakyReLU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256, LeakyReL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9:30:20.550169825</meta:creation-date>
    <dc:date>2023-03-21T19:39:26.774670528</dc:date>
    <meta:editing-duration>PT8M54S</meta:editing-duration>
    <meta:editing-cycles>6</meta:editing-cycles>
    <meta:generator>LibreOffice/7.4.3.2$Linux_X86_64 LibreOffice_project/40$Build-2</meta:generator>
    <meta:document-statistic meta:table-count="3" meta:cell-count="75" meta:object-count="0"/>
  </office:meta>
</office:document-meta>
</file>